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2" style:family="table-cell" style:parent-style-name="Default">
      <style:table-cell-properties fo:background-color="#eeeeee" style:text-align-source="value-type" style:repeat-content="false" fo:border="0.06pt solid #000000" style:vertical-align="middle"/>
      <style:paragraph-properties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value-type" style:repeat-content="false" fo:border="0.06pt solid #000000" style:vertical-align="middle"/>
      <style:paragraph-properties fo:margin-left="0pt"/>
    </style:style>
    <style:style style:name="ce4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</style:style>
    <style:style style:name="ce5" style:family="table-cell" style:parent-style-name="Default">
      <style:table-cell-properties fo:background-color="#fcd4d1" style:text-align-source="value-type" style:repeat-content="false" fo:border="0.06pt solid #000000" style:vertical-align="middle"/>
      <style:paragraph-properties fo:margin-left="0pt"/>
    </style:style>
    <style:style style:name="ce6" style:family="table-cell" style:parent-style-name="Default">
      <style:table-cell-properties fo:background-color="#e0efd4" style:text-align-source="value-type" style:repeat-content="false" fo:border="0.06pt solid #000000" style:vertical-align="middle"/>
      <style:paragraph-properties fo:margin-left="0pt"/>
    </style:style>
    <style:style style:name="ce7" style:family="table-cell" style:parent-style-name="Default">
      <style:table-cell-properties fo:background-color="#adc5e7" style:text-align-source="value-type" style:repeat-content="false" fo:border="0.06pt solid #000000" style:vertical-align="middle"/>
      <style:paragraph-properties fo:margin-left="0pt"/>
    </style:style>
    <style:style style:name="ce8" style:family="table-cell" style:parent-style-name="Default">
      <style:table-cell-properties fo:background-color="#dddddd" style:text-align-source="value-type" style:repeat-content="false" fo:wrap-option="wrap" fo:border="0.06pt solid #000000" style:vertical-align="middle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(FULL RANGE)</text:p>
          </table:table-cell>
          <table:table-cell table:style-name="ce3" office:value-type="string" calcext:value-type="string">
            <text:p>HIP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/>
          <table:table-cell table:style-name="ce8" office:value-type="string" calcext:value-type="string">
            <text:p>NOTE: taken from reference frame of hip join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MID STANCE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float" office:value="0.22189" calcext:value-type="float">
            <text:p>0.22189</text:p>
          </table:table-cell>
          <table:table-cell table:style-name="ce6" office:value-type="float" office:value="-0.0692727" calcext:value-type="float">
            <text:p>-0.0692727</text:p>
          </table:table-cell>
          <table:table-cell table:style-name="ce7" office:value-type="float" office:value="-0.0692727" calcext:value-type="float">
            <text:p>-0.0692727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EFT STANC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float" office:value="0.142628" calcext:value-type="float">
            <text:p>0.142628</text:p>
          </table:table-cell>
          <table:table-cell table:style-name="ce6" office:value-type="float" office:value="0.169978" calcext:value-type="float">
            <text:p>0.169978</text:p>
          </table:table-cell>
          <table:table-cell table:style-name="ce7" office:value-type="float" office:value="-0.0692727" calcext:value-type="float">
            <text:p>-0.0692727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RIGHT STANCE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float" office:value="0.142628" calcext:value-type="float">
            <text:p>0.142628</text:p>
          </table:table-cell>
          <table:table-cell table:style-name="ce6" office:value-type="float" office:value="-0.169978" calcext:value-type="float">
            <text:p>-0.169978</text:p>
          </table:table-cell>
          <table:table-cell table:style-name="ce7" office:value-type="float" office:value="-0.0692727" calcext:value-type="float">
            <text:p>-0.0692727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5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MID BACK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0.149292" calcext:value-type="float">
            <text:p>0.149292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-0.0564716" calcext:value-type="float">
            <text:p>-0.0564716</text:p>
          </table:table-cell>
          <table:table-cell office:value-type="string" calcext:value-type="string">
            <text:p>???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EFT BACK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0.0959627" calcext:value-type="float">
            <text:p>0.0959627</text:p>
          </table:table-cell>
          <table:table-cell table:style-name="ce6" office:value-type="float" office:value="-0.114364" calcext:value-type="float">
            <text:p>-0.114364</text:p>
          </table:table-cell>
          <table:table-cell table:style-name="ce7" office:value-type="float" office:value="-0.0564716" calcext:value-type="float">
            <text:p>-0.0564716</text:p>
          </table:table-cell>
          <table:table-cell office:value-type="string" calcext:value-type="string">
            <text:p>???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IGHT BAC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0.0959627" calcext:value-type="float">
            <text:p>0.0959627</text:p>
          </table:table-cell>
          <table:table-cell table:style-name="ce6" office:value-type="float" office:value="0.114364" calcext:value-type="float">
            <text:p>0.114364</text:p>
          </table:table-cell>
          <table:table-cell table:style-name="ce7" office:value-type="float" office:value="-0.0564716" calcext:value-type="float">
            <text:p>-0.0564716</text:p>
          </table:table-cell>
          <table:table-cell office:value-type="string" calcext:value-type="string">
            <text:p>???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3"/>
          <table:table-cell table:style-name="ce5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MID RISE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80" calcext:value-type="float">
            <text:p>180</text:p>
          </table:table-cell>
          <table:table-cell table:style-name="ce5" office:value-type="float" office:value="0.140205" calcext:value-type="float">
            <text:p>0.140205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.0473853" calcext:value-type="float">
            <text:p>0.0473853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EFT RIS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0" calcext:value-type="float">
            <text:p>180</text:p>
          </table:table-cell>
          <table:table-cell table:style-name="ce5" office:value-type="float" office:value="0.0901222" calcext:value-type="float">
            <text:p>0.0901222</text:p>
          </table:table-cell>
          <table:table-cell table:style-name="ce6" office:value-type="float" office:value="-0.107403" calcext:value-type="float">
            <text:p>-0.107403</text:p>
          </table:table-cell>
          <table:table-cell table:style-name="ce7" office:value-type="float" office:value="0.0473853" calcext:value-type="float">
            <text:p>0.0473853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RIGHT RISE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80" calcext:value-type="float">
            <text:p>180</text:p>
          </table:table-cell>
          <table:table-cell table:style-name="ce5" office:value-type="float" office:value="0.0901222" calcext:value-type="float">
            <text:p>0.0901222</text:p>
          </table:table-cell>
          <table:table-cell table:style-name="ce6" office:value-type="float" office:value="0.107403" calcext:value-type="float">
            <text:p>0.107403</text:p>
          </table:table-cell>
          <table:table-cell table:style-name="ce7" office:value-type="float" office:value="0.0473853" calcext:value-type="float">
            <text:p>0.0473853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5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MID RETURN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10" calcext:value-type="float">
            <text:p>110</text:p>
          </table:table-cell>
          <table:table-cell table:style-name="ce5" office:value-type="float" office:value="0.132835" calcext:value-type="float">
            <text:p>0.132835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-0.0368593" calcext:value-type="float">
            <text:p>-0.0368593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EFT RETURN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5" office:value-type="float" office:value="0.0853845" calcext:value-type="float">
            <text:p>0.0853845</text:p>
          </table:table-cell>
          <table:table-cell table:style-name="ce6" office:value-type="float" office:value="-0.101757" calcext:value-type="float">
            <text:p>-0.101757</text:p>
          </table:table-cell>
          <table:table-cell table:style-name="ce7" office:value-type="float" office:value="-0.0368593" calcext:value-type="float">
            <text:p>-0.0368593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RIGHT RETUR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10" calcext:value-type="float">
            <text:p>110</text:p>
          </table:table-cell>
          <table:table-cell table:style-name="ce5" office:value-type="float" office:value="0.0853845" calcext:value-type="float">
            <text:p>0.0853845</text:p>
          </table:table-cell>
          <table:table-cell table:style-name="ce6" office:value-type="float" office:value="0.101757" calcext:value-type="float">
            <text:p>0.101757</text:p>
          </table:table-cell>
          <table:table-cell table:style-name="ce7" office:value-type="float" office:value="-0.0368593" calcext:value-type="float">
            <text:p>-0.0368593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5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OME CONFIG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40" calcext:value-type="float">
            <text:p>140</text:p>
          </table:table-cell>
          <table:table-cell table:style-name="ce5" office:value-type="float" office:value="0.122958" calcext:value-type="float">
            <text:p>0.122958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4:09:18.549915230</meta:creation-date>
    <dc:date>2019-03-03T17:09:48.918498144</dc:date>
    <meta:editing-duration>PT4M5S</meta:editing-duration>
    <meta:editing-cycles>3</meta:editing-cycles>
    <meta:generator>LibreOffice/6.0.7.3$Linux_X86_64 LibreOffice_project/00m0$Build-3</meta:generator>
    <meta:document-statistic meta:table-count="1" meta:cell-count="88" meta:object-count="0"/>
  </office:meta>
</office:document-meta>
</file>